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loc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loc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D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Di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Aw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ReceiveAway</text:span>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ReceiveAway</text:span>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quipmentDestroy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Field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FieldDestroy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Equip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2.1008in" svg:x="2.9374in" svg:y="25.0094in" draw:caption-point-x="-0.2402in" draw:caption-point-y="0.5945in">
              <dc:date>2023-03-04T00:00:00</dc:date>
              <text:p text:style-name="P1"><text:span text:style-name="T1">OnExecuteAttack and onReceiveAttack series also handles the "destroy card" effects. Be wary of the ATKSRC_NIL and dmg value up to 999 that represents that effect.</text:span></text:p>
            </office:annotation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Equip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2">onOpponentEquip</text:span>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Next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onExecuteNext</text:span>Attack</text:p>
          </table:table-cell>
          <table:table-cell office:value-type="string" calcext:value-type="string">
            <text:p><text:span text:style-name="T2">Not 0: </text:span>NEXT complet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Action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Equipment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PlayField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Try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it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Intercep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2"/>
          <table:table-cell table:style-name="ce5" office:value-type="string" calcext:value-type="string">
            <text:p>isNotInterce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6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/>
          <table:table-cell office:value-type="string" calcext:value-type="string">
            <text:p>ZTCG_COUNT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2" draw:text-style-name="P2" svg:width="1.1413in" svg:height="1.0122in" svg:x="2.9374in" svg:y="43.1091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Prepare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2" draw:text-style-name="P2" svg:width="1.1413in" svg:height="1.0122in" svg:x="2.9374in" svg:y="43.287in" draw:caption-point-x="-0.2402in" draw:caption-point-y="0.628in">
              <dc:date>2023-01-12T00:00:00</dc:date>
              <text:p text:style-name="P1"><text:span text:style-name="T1">Do NOT use actions (such as attacks or draw cards), only variable setters here</text:span></text:p>
            </office:annotation>
            <text:p><text:span text:style-name="T2">onOpponentPrepare</text:span>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tartTurn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RepeatLevelActionTrigger</text:p>
          </table:table-cell>
          <table:table-cell office:value-type="string" calcext:value-type="string">
            <text:p>Number of tim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table:formula="of:=CONCATENATE(&quot;POINTCUTS: &quot;;COUNTIF([.A1:.A296];&quot;.*&quot;))" office:value-type="string" office:string-value="POINTCUTS: 231" calcext:value-type="string">
            <text:p>POINTCUTS: 231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12:32:16.5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8H16M1S</meta:editing-duration>
    <meta:editing-cycles>98</meta:editing-cycles>
    <meta:generator>LibreOffice/7.2.1.2$Windows_X86_64 LibreOffice_project/87b77fad49947c1441b67c559c339af8f3517e22</meta:generator>
    <dc:date>2023-03-05T12:33:37.201000000</dc:date>
    <meta:document-statistic meta:table-count="3" meta:cell-count="582" meta:object-count="0"/>
    <meta:user-defined meta:name="Info 1"/>
    <meta:user-defined meta:name="Info 2"/>
    <meta:user-defined meta:name="Info 3"/>
    <meta:user-defined meta:name="Info 4"/>
  </office:meta>
</office:document-meta>
</file>